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entury gothic" svg:font-family="'Century gothic'"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Century gothic" fo:font-size="13pt" fo:language="en" fo:country="US" fo:font-weight="bold" style:font-size-asian="13pt" style:font-weight-asian="bold" style:font-size-complex="13pt" style:font-weight-complex="bold"/>
    </style:style>
    <style:style style:name="P2" style:family="paragraph" style:parent-style-name="Standard">
      <style:paragraph-properties fo:text-align="center" style:justify-single-word="false"/>
      <style:text-properties style:font-name="Century gothic" fo:font-size="13pt" fo:language="en" fo:country="US" fo:font-weight="bold" officeooo:rsid="001e6aaa" officeooo:paragraph-rsid="001e6aaa" style:font-size-asian="13pt" style:font-weight-asian="bold" style:font-size-complex="13pt" style:font-weight-complex="bold"/>
    </style:style>
    <style:style style:name="P3" style:family="paragraph" style:parent-style-name="Standard">
      <style:paragraph-properties fo:text-align="start" style:justify-single-word="false"/>
      <style:text-properties style:font-name="Century gothic" fo:font-size="11pt" fo:language="en" fo:country="US" fo:font-weight="normal" officeooo:rsid="001e6aaa" officeooo:paragraph-rsid="001e6aaa"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style:font-name="Century gothic" fo:font-size="11pt" fo:language="en" fo:country="US" fo:font-weight="bold" officeooo:rsid="001e6aaa" officeooo:paragraph-rsid="001e6aaa" style:font-size-asian="9.60000038146973pt" style:font-weight-asian="bold" style:font-size-complex="11pt" style:font-weight-complex="bold"/>
    </style:style>
    <style:style style:name="P5" style:family="paragraph" style:parent-style-name="Standard">
      <style:paragraph-properties fo:text-align="start" style:justify-single-word="false"/>
      <style:text-properties style:font-name="Century gothic" fo:language="en" fo:country="US" fo:font-weight="bold" officeooo:rsid="001fdc74" officeooo:paragraph-rsid="001fdc74" style:font-weight-asian="bold" style:font-weight-complex="bold"/>
    </style:style>
    <style:style style:name="P6" style:family="paragraph" style:parent-style-name="Standard">
      <style:paragraph-properties fo:text-align="start" style:justify-single-word="false"/>
      <style:text-properties style:font-name="Century gothic" fo:language="en" fo:country="US" fo:font-weight="bold" officeooo:rsid="001f7225" officeooo:paragraph-rsid="001f7225" style:font-weight-asian="bold" style:font-weight-complex="bold"/>
    </style:style>
    <style:style style:name="P7" style:family="paragraph" style:parent-style-name="Standard">
      <style:paragraph-properties fo:text-align="start" style:justify-single-word="false"/>
      <style:text-properties style:font-name="Century gothic" fo:language="en" fo:country="US" fo:font-weight="bold" officeooo:rsid="0020c515" officeooo:paragraph-rsid="0020c515" style:font-weight-asian="bold" style:font-weight-complex="bold"/>
    </style:style>
    <style:style style:name="P8" style:family="paragraph" style:parent-style-name="Standard">
      <style:paragraph-properties fo:text-align="start" style:justify-single-word="false"/>
      <style:text-properties style:font-name="Century gothic" fo:language="en" fo:country="US" fo:font-weight="bold" officeooo:rsid="0021e4c7" officeooo:paragraph-rsid="0021e4c7" style:font-weight-asian="bold" style:font-weight-complex="bold"/>
    </style:style>
    <style:style style:name="P9" style:family="paragraph" style:parent-style-name="Standard">
      <style:paragraph-properties fo:text-align="start" style:justify-single-word="false"/>
      <style:text-properties style:font-name="Century gothic" fo:language="en" fo:country="US" fo:font-weight="bold" officeooo:rsid="00224783" officeooo:paragraph-rsid="00224783" style:font-weight-asian="bold" style:font-weight-complex="bold"/>
    </style:style>
    <style:style style:name="P10" style:family="paragraph" style:parent-style-name="Standard">
      <style:paragraph-properties fo:text-align="start" style:justify-single-word="false"/>
      <style:text-properties style:font-name="Century gothic" fo:language="en" fo:country="US" fo:font-weight="normal" officeooo:rsid="001f7225" officeooo:paragraph-rsid="001f7225" style:font-weight-asian="normal" style:font-weight-complex="normal"/>
    </style:style>
    <style:style style:name="P11" style:family="paragraph" style:parent-style-name="Standard">
      <style:paragraph-properties fo:text-align="start" style:justify-single-word="false"/>
      <style:text-properties style:font-name="Century gothic" fo:language="en" fo:country="US" fo:font-weight="normal" officeooo:rsid="00224783" officeooo:paragraph-rsid="00224783" style:font-weight-asian="normal" style:font-weight-complex="normal"/>
    </style:style>
    <style:style style:name="P12" style:family="paragraph" style:parent-style-name="Standard">
      <style:paragraph-properties fo:text-align="start" style:justify-single-word="false"/>
      <style:text-properties style:font-name="Century gothic" fo:language="en" fo:country="US" style:text-underline-style="solid" style:text-underline-width="auto" style:text-underline-color="font-color" fo:font-weight="bold" officeooo:rsid="0020c515" officeooo:paragraph-rsid="0020c515" style:font-weight-asian="bold" style:font-weight-complex="bold"/>
    </style:style>
    <style:style style:name="P13" style:family="paragraph" style:parent-style-name="Standard">
      <style:paragraph-properties fo:text-align="start" style:justify-single-word="false"/>
      <style:text-properties style:font-name="Century gothic" fo:language="en" fo:country="US" fo:font-style="italic" style:text-underline-style="none" fo:font-weight="normal" officeooo:rsid="0020c515" officeooo:paragraph-rsid="0020c515"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style:font-name="Century gothic" fo:language="en" fo:country="US" fo:font-style="normal" style:text-underline-style="none" fo:font-weight="bold" officeooo:rsid="0020c515" officeooo:paragraph-rsid="0020c515"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fo:language="en" fo:country="US" officeooo:paragraph-rsid="001e6aaa"/>
    </style:style>
    <style:style style:name="P16" style:family="paragraph" style:parent-style-name="Standard">
      <style:paragraph-properties fo:text-align="start" style:justify-single-word="false"/>
      <style:text-properties fo:language="en" fo:country="US" officeooo:paragraph-rsid="001f7225"/>
    </style:style>
    <style:style style:name="P17" style:family="paragraph" style:parent-style-name="Standard">
      <style:paragraph-properties fo:text-align="start" style:justify-single-word="false"/>
      <style:text-properties style:font-name="Century gothic" fo:font-size="11pt" fo:language="en" fo:country="US" fo:font-weight="bold" officeooo:rsid="001e6aaa" officeooo:paragraph-rsid="001e6aaa" style:font-size-asian="9.60000038146973pt" style:font-weight-asian="bold" style:font-size-complex="11pt" style:font-weight-complex="bold"/>
    </style:style>
    <style:style style:name="P18" style:family="paragraph" style:parent-style-name="Standard">
      <style:paragraph-properties fo:text-align="start" style:justify-single-word="false"/>
      <style:text-properties style:font-name="Century gothic" fo:font-size="11pt" fo:language="en" fo:country="US" fo:font-weight="bold" officeooo:rsid="001f7225" officeooo:paragraph-rsid="001f7225" style:font-size-asian="11pt" style:font-weight-asian="bold" style:font-size-complex="11pt" style:font-weight-complex="bold"/>
    </style:style>
    <style:style style:name="P19" style:family="paragraph" style:parent-style-name="Standard">
      <style:paragraph-properties fo:text-align="start" style:justify-single-word="false"/>
      <style:text-properties style:font-name="Century gothic" fo:font-size="11pt" fo:language="en" fo:country="US" fo:font-weight="bold" officeooo:rsid="001fdc74" officeooo:paragraph-rsid="001fdc74" style:font-size-asian="11pt" style:font-weight-asian="bold" style:font-size-complex="11pt" style:font-weight-complex="bold"/>
    </style:style>
    <style:style style:name="P20" style:family="paragraph" style:parent-style-name="Standard">
      <style:paragraph-properties fo:text-align="start" style:justify-single-word="false"/>
      <style:text-properties style:font-name="Century gothic" fo:font-size="11pt" fo:language="en" fo:country="US" fo:font-weight="bold" officeooo:rsid="0023e06e" officeooo:paragraph-rsid="0023e06e" style:font-size-asian="11pt" style:font-weight-asian="bold" style:font-size-complex="11pt" style:font-weight-complex="bold"/>
    </style:style>
    <style:style style:name="P21" style:family="paragraph" style:parent-style-name="Standard">
      <style:paragraph-properties fo:text-align="start" style:justify-single-word="false"/>
      <style:text-properties style:font-name="Century gothic" fo:font-size="11pt" fo:language="en" fo:country="US" fo:font-weight="bold" officeooo:rsid="00251803" officeooo:paragraph-rsid="00251803" style:font-size-asian="11pt" style:font-weight-asian="bold" style:font-size-complex="11pt" style:font-weight-complex="bold"/>
    </style:style>
    <style:style style:name="P22" style:family="paragraph" style:parent-style-name="Standard">
      <style:paragraph-properties fo:text-align="start" style:justify-single-word="false"/>
      <style:text-properties style:font-name="Century gothic" fo:font-size="11pt" fo:language="en" fo:country="US" fo:font-weight="bold" officeooo:rsid="0025e759" officeooo:paragraph-rsid="0025e759" style:font-size-asian="11pt" style:font-weight-asian="bold" style:font-size-complex="11pt" style:font-weight-complex="bold"/>
    </style:style>
    <style:style style:name="P23" style:family="paragraph" style:parent-style-name="Standard">
      <style:paragraph-properties fo:text-align="start" style:justify-single-word="false"/>
      <style:text-properties style:font-name="Century gothic" fo:font-size="11pt" fo:language="en" fo:country="US" fo:font-weight="bold" officeooo:rsid="0026ffd6" officeooo:paragraph-rsid="0026ffd6" style:font-size-asian="11pt" style:font-weight-asian="bold" style:font-size-complex="11pt" style:font-weight-complex="bold"/>
    </style:style>
    <style:style style:name="P24" style:family="paragraph" style:parent-style-name="Standard">
      <style:paragraph-properties fo:text-align="start" style:justify-single-word="false"/>
      <style:text-properties style:font-name="Century gothic" fo:font-size="11pt" fo:language="en" fo:country="US" fo:font-weight="bold" officeooo:rsid="00274d3b" officeooo:paragraph-rsid="00274d3b" style:font-size-asian="11pt" style:font-weight-asian="bold" style:font-size-complex="11pt" style:font-weight-complex="bold"/>
    </style:style>
    <style:style style:name="P25" style:family="paragraph" style:parent-style-name="Standard">
      <style:paragraph-properties fo:text-align="start" style:justify-single-word="false"/>
      <style:text-properties style:font-name="Century gothic" fo:font-size="11pt" fo:language="en" fo:country="US" fo:font-weight="bold" officeooo:rsid="00287527" officeooo:paragraph-rsid="00287527" style:font-size-asian="11pt" style:font-weight-asian="bold" style:font-size-complex="11pt" style:font-weight-complex="bold"/>
    </style:style>
    <style:style style:name="P26" style:family="paragraph" style:parent-style-name="Standard">
      <style:paragraph-properties fo:text-align="start" style:justify-single-word="false"/>
      <style:text-properties style:font-name="Century gothic" fo:font-size="11pt" fo:language="en" fo:country="US" fo:font-weight="bold" officeooo:rsid="0029d713" officeooo:paragraph-rsid="0029d713" style:font-size-asian="11pt" style:font-weight-asian="bold" style:font-size-complex="11pt" style:font-weight-complex="bold"/>
    </style:style>
    <style:style style:name="P27" style:family="paragraph" style:parent-style-name="Standard">
      <style:paragraph-properties fo:text-align="start" style:justify-single-word="false"/>
      <style:text-properties style:font-name="Century gothic" fo:font-size="11pt" fo:language="en" fo:country="US" fo:font-weight="bold" officeooo:rsid="002d6043" officeooo:paragraph-rsid="002d6043" style:font-size-asian="11pt" style:font-weight-asian="bold" style:font-size-complex="11pt" style:font-weight-complex="bold"/>
    </style:style>
    <style:style style:name="P28" style:family="paragraph" style:parent-style-name="Standard" style:list-style-name="L1">
      <style:paragraph-properties fo:text-align="start" style:justify-single-word="false"/>
      <style:text-properties style:font-name="Century gothic" fo:font-size="11pt" fo:language="en" fo:country="US" fo:font-weight="normal" officeooo:rsid="001e6aaa" officeooo:paragraph-rsid="001e6aaa"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style:font-name="Century gothic" fo:font-size="11pt" fo:language="en" fo:country="US" fo:font-weight="normal" officeooo:rsid="00274d3b" officeooo:paragraph-rsid="00274d3b" style:font-size-asian="11pt" style:font-weight-asian="normal" style:font-size-complex="11pt" style:font-weight-complex="normal"/>
    </style:style>
    <style:style style:name="P30" style:family="paragraph" style:parent-style-name="Standard">
      <style:paragraph-properties fo:text-align="start" style:justify-single-word="false"/>
      <style:text-properties style:font-name="Century gothic" fo:font-size="11pt" fo:language="en" fo:country="US" officeooo:rsid="001f7225" officeooo:paragraph-rsid="001f7225" style:font-size-asian="11pt" style:font-size-complex="11pt"/>
    </style:style>
    <style:style style:name="P31" style:family="paragraph" style:parent-style-name="Standard">
      <style:paragraph-properties fo:text-align="start" style:justify-single-word="false"/>
      <style:text-properties style:font-name="Century gothic" fo:language="en" fo:country="US" fo:font-weight="bold" officeooo:rsid="0021e4c7" officeooo:paragraph-rsid="00224783" style:font-weight-asian="bold" style:font-weight-complex="bold"/>
    </style:style>
    <style:style style:name="P32" style:family="paragraph" style:parent-style-name="Standard">
      <style:paragraph-properties fo:text-align="start" style:justify-single-word="false"/>
      <style:text-properties style:font-name="Century gothic" fo:language="en" fo:country="US" fo:font-weight="bold" officeooo:rsid="0020c515" officeooo:paragraph-rsid="0020c515" style:font-weight-asian="bold" style:font-weight-complex="bold"/>
    </style:style>
    <style:style style:name="P33" style:family="paragraph" style:parent-style-name="Standard">
      <style:paragraph-properties fo:text-align="start" style:justify-single-word="false"/>
      <style:text-properties fo:language="en" fo:country="US" officeooo:paragraph-rsid="001fdc74"/>
    </style:style>
    <style:style style:name="P34" style:family="paragraph" style:parent-style-name="Standard">
      <style:paragraph-properties fo:text-align="start" style:justify-single-word="false"/>
      <style:text-properties fo:language="en" fo:country="US" officeooo:paragraph-rsid="00224783"/>
    </style:style>
    <style:style style:name="P35" style:family="paragraph" style:parent-style-name="Standard">
      <style:paragraph-properties fo:text-align="start" style:justify-single-word="false"/>
      <style:text-properties fo:language="en" fo:country="US" officeooo:paragraph-rsid="00227261"/>
    </style:style>
    <style:style style:name="P36" style:family="paragraph" style:parent-style-name="Standard">
      <style:paragraph-properties fo:text-align="start" style:justify-single-word="false"/>
      <style:text-properties fo:language="en" fo:country="US" officeooo:paragraph-rsid="0023e06e"/>
    </style:style>
    <style:style style:name="P37" style:family="paragraph" style:parent-style-name="Standard">
      <style:paragraph-properties fo:text-align="start" style:justify-single-word="false"/>
      <style:text-properties fo:language="en" fo:country="US" officeooo:paragraph-rsid="00251803"/>
    </style:style>
    <style:style style:name="P38" style:family="paragraph" style:parent-style-name="Standard">
      <style:paragraph-properties fo:text-align="start" style:justify-single-word="false"/>
      <style:text-properties fo:language="en" fo:country="US" officeooo:paragraph-rsid="002d6043"/>
    </style:style>
    <style:style style:name="P39" style:family="paragraph" style:parent-style-name="Standard">
      <style:paragraph-properties fo:text-align="start" style:justify-single-word="false"/>
      <style:text-properties fo:language="en" fo:country="US" officeooo:paragraph-rsid="002f4d93"/>
    </style:style>
    <style:style style:name="P40" style:family="paragraph" style:parent-style-name="Standard">
      <style:paragraph-properties fo:text-align="start" style:justify-single-word="false"/>
      <style:text-properties fo:language="en" fo:country="US" fo:font-weight="bold" officeooo:rsid="002d6043" officeooo:paragraph-rsid="002d6043" style:font-weight-asian="bold" style:font-weight-complex="bold"/>
    </style:style>
    <style:style style:name="P41" style:family="paragraph" style:parent-style-name="Standard">
      <style:paragraph-properties fo:text-align="start" style:justify-single-word="false"/>
      <style:text-properties fo:language="en" fo:country="US" fo:font-weight="bold" officeooo:rsid="002e569a" officeooo:paragraph-rsid="002e569a" style:font-weight-asian="bold" style:font-weight-complex="bold"/>
    </style:style>
    <style:style style:name="P42" style:family="paragraph" style:parent-style-name="Standard">
      <style:paragraph-properties fo:text-align="start" style:justify-single-word="false"/>
      <style:text-properties fo:language="en" fo:country="US" fo:font-weight="bold" officeooo:rsid="002f4d93" officeooo:paragraph-rsid="002f4d93"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211cf3" style:font-weight-asian="normal" style:font-weight-complex="normal"/>
    </style:style>
    <style:style style:name="T3" style:family="text">
      <style:text-properties fo:font-weight="normal" officeooo:rsid="00227261" style:font-weight-asian="normal" style:font-weight-complex="normal"/>
    </style:style>
    <style:style style:name="T4" style:family="text">
      <style:text-properties fo:font-weight="normal" officeooo:rsid="0026ffd6" style:font-weight-asian="normal" style:font-weight-complex="normal"/>
    </style:style>
    <style:style style:name="T5" style:family="text">
      <style:text-properties fo:font-weight="normal" officeooo:rsid="00274d3b" style:font-weight-asian="normal" style:font-weight-complex="normal"/>
    </style:style>
    <style:style style:name="T6" style:family="text">
      <style:text-properties fo:font-weight="normal" officeooo:rsid="0029d713" style:font-weight-asian="normal" style:font-weight-complex="normal"/>
    </style:style>
    <style:style style:name="T7" style:family="text">
      <style:text-properties fo:font-weight="normal" officeooo:rsid="002bd593" style:font-weight-asian="normal" style:font-weight-complex="normal"/>
    </style:style>
    <style:style style:name="T8" style:family="text">
      <style:text-properties fo:font-weight="normal" officeooo:rsid="002c03d0" style:font-weight-asian="normal" style:font-weight-complex="normal"/>
    </style:style>
    <style:style style:name="T9" style:family="text">
      <style:text-properties fo:font-weight="normal" officeooo:rsid="00304731" style:font-weight-asian="normal" style:font-weight-complex="normal"/>
    </style:style>
    <style:style style:name="T10" style:family="text">
      <style:text-properties style:font-name="Century gothic"/>
    </style:style>
    <style:style style:name="T11" style:family="text">
      <style:text-properties style:font-name="Century gothic" fo:font-size="11pt" fo:language="en" fo:country="US" fo:font-weight="bold" officeooo:rsid="002d6043" style:font-size-asian="11pt" style:font-weight-asian="bold" style:font-size-complex="11pt" style:font-weight-complex="bold"/>
    </style:style>
    <style:style style:name="T12" style:family="text">
      <style:text-properties style:font-name="Century gothic" fo:font-size="11pt" fo:language="en" fo:country="US" fo:font-weight="normal" officeooo:rsid="002d6043" style:font-size-asian="11pt" style:font-weight-asian="normal" style:font-size-complex="11pt" style:font-weight-complex="normal"/>
    </style:style>
    <style:style style:name="T13" style:family="text">
      <style:text-properties style:font-name="Century gothic" fo:font-size="11pt" style:font-size-asian="11pt" style:font-size-complex="11pt"/>
    </style:style>
    <style:style style:name="T14" style:family="text">
      <style:text-properties style:font-name="Century gothic" fo:font-size="11pt" officeooo:rsid="001fdc74" style:font-size-asian="11pt" style:font-size-complex="11pt"/>
    </style:style>
    <style:style style:name="T15" style:family="text">
      <style:text-properties style:font-name="Century gothic" fo:font-size="11pt" officeooo:rsid="00224783" style:font-size-asian="11pt" style:font-size-complex="11pt"/>
    </style:style>
    <style:style style:name="T16" style:family="text">
      <style:text-properties style:font-name="Century gothic" fo:font-size="11pt" officeooo:rsid="0023e06e" style:font-size-asian="11pt" style:font-size-complex="11pt"/>
    </style:style>
    <style:style style:name="T17" style:family="text">
      <style:text-properties style:font-name="Century gothic" fo:font-size="11pt" officeooo:rsid="0025e759" style:font-size-asian="11pt" style:font-size-complex="11pt"/>
    </style:style>
    <style:style style:name="T18" style:family="text">
      <style:text-properties style:font-name="Century gothic" fo:font-size="11pt" officeooo:rsid="00274d3b" style:font-size-asian="11pt" style:font-size-complex="11pt"/>
    </style:style>
    <style:style style:name="T19" style:family="text">
      <style:text-properties style:font-name="Century gothic" fo:font-size="11pt" fo:font-weight="bold" officeooo:rsid="001e6aaa" style:font-size-asian="9.60000038146973pt" style:font-weight-asian="bold" style:font-size-complex="11pt" style:font-weight-complex="bold"/>
    </style:style>
    <style:style style:name="T20" style:family="text">
      <style:text-properties style:font-name="Century gothic" fo:font-size="11pt" fo:font-weight="bold" style:font-size-asian="11pt" style:font-size-complex="11pt"/>
    </style:style>
    <style:style style:name="T21" style:family="text">
      <style:text-properties style:font-name="Century gothic" fo:font-size="11pt" fo:font-weight="bold" officeooo:rsid="00227261" style:font-size-asian="11pt" style:font-weight-asian="bold" style:font-size-complex="11pt" style:font-weight-complex="bold"/>
    </style:style>
    <style:style style:name="T22" style:family="text">
      <style:text-properties style:font-name="Century gothic" fo:font-size="11pt" fo:font-weight="bold" officeooo:rsid="00224783" style:font-size-asian="11pt" style:font-weight-asian="bold" style:font-size-complex="11pt" style:font-weight-complex="bold"/>
    </style:style>
    <style:style style:name="T23" style:family="text">
      <style:text-properties style:font-name="Century gothic" fo:font-size="11pt" fo:font-weight="bold" officeooo:rsid="0023e06e" style:font-size-asian="11pt" style:font-weight-asian="bold" style:font-size-complex="11pt" style:font-weight-complex="bold"/>
    </style:style>
    <style:style style:name="T24" style:family="text">
      <style:text-properties style:font-name="Century gothic" fo:font-size="11pt" fo:font-weight="bold" officeooo:rsid="00251803" style:font-size-asian="11pt" style:font-weight-asian="bold" style:font-size-complex="11pt" style:font-weight-complex="bold"/>
    </style:style>
    <style:style style:name="T25" style:family="text">
      <style:text-properties style:font-name="Century gothic" fo:font-size="11pt" fo:font-weight="bold" officeooo:rsid="001fdc74" style:font-size-asian="11pt" style:font-weight-asian="bold" style:font-size-complex="11pt" style:font-weight-complex="bold"/>
    </style:style>
    <style:style style:name="T26" style:family="text">
      <style:text-properties style:font-name="Century gothic" fo:font-size="11pt" fo:font-weight="bold" officeooo:rsid="002d6043" style:font-size-asian="11pt" style:font-weight-asian="bold" style:font-size-complex="11pt" style:font-weight-complex="bold"/>
    </style:style>
    <style:style style:name="T27" style:family="text">
      <style:text-properties style:font-name="Century gothic" fo:font-size="11pt" fo:font-weight="normal" officeooo:rsid="001e6aaa" style:font-size-asian="9.60000038146973pt" style:font-weight-asian="normal" style:font-size-complex="11pt" style:font-weight-complex="normal"/>
    </style:style>
    <style:style style:name="T28" style:family="text">
      <style:text-properties style:font-name="Century gothic" fo:font-size="11pt" fo:font-weight="normal" officeooo:rsid="001f7225" style:font-size-asian="11pt" style:font-weight-asian="normal" style:font-size-complex="11pt" style:font-weight-complex="normal"/>
    </style:style>
    <style:style style:name="T29" style:family="text">
      <style:text-properties style:font-name="Century gothic" fo:font-size="11pt" fo:font-weight="normal" officeooo:rsid="001fdc74" style:font-size-asian="11pt" style:font-weight-asian="normal" style:font-size-complex="11pt" style:font-weight-complex="normal"/>
    </style:style>
    <style:style style:name="T30" style:family="text">
      <style:text-properties style:font-name="Century gothic" fo:font-size="11pt" fo:font-weight="normal" officeooo:rsid="00227261" style:font-size-asian="11pt" style:font-weight-asian="normal" style:font-size-complex="11pt" style:font-weight-complex="normal"/>
    </style:style>
    <style:style style:name="T31" style:family="text">
      <style:text-properties style:font-name="Century gothic" fo:font-size="11pt" fo:font-weight="normal" officeooo:rsid="0023e06e" style:font-size-asian="11pt" style:font-weight-asian="normal" style:font-size-complex="11pt" style:font-weight-complex="normal"/>
    </style:style>
    <style:style style:name="T32" style:family="text">
      <style:text-properties style:font-name="Century gothic" fo:font-size="11pt" fo:font-weight="normal" officeooo:rsid="00251803" style:font-size-asian="11pt" style:font-weight-asian="normal" style:font-size-complex="11pt" style:font-weight-complex="normal"/>
    </style:style>
    <style:style style:name="T33" style:family="text">
      <style:text-properties style:font-name="Century gothic" fo:font-size="11pt" fo:font-weight="normal" officeooo:rsid="00224783" style:font-size-asian="11pt" style:font-weight-asian="normal" style:font-size-complex="11pt" style:font-weight-complex="normal"/>
    </style:style>
    <style:style style:name="T34" style:family="text">
      <style:text-properties style:font-name="Century gothic" fo:font-size="11pt" fo:font-weight="normal" officeooo:rsid="00274d3b" style:font-size-asian="11pt" style:font-weight-asian="normal" style:font-size-complex="11pt" style:font-weight-complex="normal"/>
    </style:style>
    <style:style style:name="T35" style:family="text">
      <style:text-properties style:font-name="Century gothic" fo:font-size="11pt" fo:font-weight="normal" officeooo:rsid="002d6043" style:font-size-asian="11pt" style:font-weight-asian="normal" style:font-size-complex="11pt" style:font-weight-complex="normal"/>
    </style:style>
    <style:style style:name="T36" style:family="text">
      <style:text-properties style:font-name="Century gothic" fo:font-weight="bold" officeooo:rsid="00224783" style:font-weight-asian="bold" style:font-weight-complex="bold"/>
    </style:style>
    <style:style style:name="T37" style:family="text">
      <style:text-properties style:font-name="Century gothic" fo:font-weight="normal" officeooo:rsid="00224783" style:font-weight-asian="normal" style:font-weight-complex="normal"/>
    </style:style>
    <style:style style:name="T38" style:family="text">
      <style:text-properties style:font-name="Century gothic" fo:font-weight="normal" officeooo:rsid="00227261" style:font-weight-asian="normal" style:font-weight-complex="normal"/>
    </style:style>
    <style:style style:name="T39" style:family="text">
      <style:text-properties fo:font-size="11pt" style:font-size-asian="11pt" style:font-size-complex="11pt"/>
    </style:style>
    <style:style style:name="T40" style:family="text">
      <style:text-properties fo:font-size="11pt" officeooo:rsid="001fdc74" style:font-size-asian="11pt" style:font-size-complex="11pt"/>
    </style:style>
    <style:style style:name="T41" style:family="text">
      <style:text-properties fo:font-size="11pt" fo:font-weight="normal" style:font-size-asian="11pt" style:font-weight-asian="normal" style:font-size-complex="11pt" style:font-weight-complex="normal"/>
    </style:style>
    <style:style style:name="T42" style:family="text">
      <style:text-properties officeooo:rsid="00227261"/>
    </style:style>
    <style:style style:name="T43" style:family="text">
      <style:text-properties officeooo:rsid="00287527"/>
    </style:style>
    <style:style style:name="T44" style:family="text">
      <style:text-properties style:font-name="Century gothic"/>
    </style:style>
    <style:style style:name="T45" style:family="text">
      <style:text-properties style:font-name="Century gothic" fo:font-size="11pt" style:font-size-asian="11pt" style:font-size-complex="11pt"/>
    </style:style>
    <style:style style:name="T46" style:family="text">
      <style:text-properties style:font-name="Century gothic" fo:font-size="11pt" officeooo:rsid="002d6043" style:font-size-asian="11pt" style:font-size-complex="11pt"/>
    </style:style>
    <style:style style:name="T47" style:family="text">
      <style:text-properties style:font-name="Century gothic" fo:font-size="11pt" officeooo:rsid="00304731" style:font-size-asian="11pt" style:font-size-complex="11pt"/>
    </style:style>
    <style:style style:name="T48" style:family="text">
      <style:text-properties style:font-name="Century gothic" fo:font-size="11pt" fo:font-weight="normal" style:font-size-asian="11pt" style:font-weight-asian="normal" style:font-size-complex="11pt" style:font-weight-complex="normal"/>
    </style:style>
    <style:style style:name="T49" style:family="text">
      <style:text-properties style:font-name="Century gothic" fo:font-size="11pt" fo:font-weight="normal" officeooo:rsid="00304731" style:font-size-asian="11pt" style:font-weight-asian="normal" style:font-size-complex="11pt" style:font-weight-complex="normal"/>
    </style:style>
    <style:style style:name="T50" style:family="text">
      <style:text-properties style:font-name="Century gothic" fo:font-size="11pt" fo:font-weight="bold" officeooo:rsid="002d6043" style:font-size-asian="11pt" style:font-weight-asian="bold" style:font-size-complex="11pt" style:font-weight-complex="bold"/>
    </style:style>
    <style:style style:name="T51" style:family="text">
      <style:text-properties style:font-name="Century gothic" fo:font-size="11pt" fo:font-weight="bold" officeooo:rsid="002f4d93" style:font-size-asian="11pt" style:font-weight-asian="bold" style:font-size-complex="11pt" style:font-weight-complex="bold"/>
    </style:style>
    <style:style style:name="T52" style:family="text">
      <style:text-properties style:font-name="Century gothic" fo:font-size="11pt" fo:font-weight="bold" style:font-size-asian="11pt" style:font-size-complex="11pt"/>
    </style:style>
    <style:style style:name="T53" style:family="text">
      <style:text-properties style:font-name="Century gothic" fo:font-weight="bold"/>
    </style:style>
    <style:style style:name="T54" style:family="text">
      <style:text-properties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Networking Terms and Definitions</text:p>
      <text:p text:style-name="P3"/>
      <text:p text:style-name="P3"/>
      <text:p text:style-name="P4">Network: </text:p>
      <text:p text:style-name="P4"><text:tab/><text:span text:style-name="T1">A computer network or data network is a telecommunication network which allows computers to exchange data with the help of data link, either cables media or wireless media.</text:span></text:p>
      <text:p text:style-name="P4"/>
      <text:p text:style-name="P4">Internet:</text:p>
      <text:p text:style-name="P15"><text:span text:style-name="T19"><text:tab/></text:span><text:span text:style-name="T27">Internet is the global system of inter connected computer networks that use the Internet protocol suite (TCP/IP) to link billions of devices. Or a network of networks consists of public millions of private, public, govt, business networks.</text:span></text:p>
      <text:p text:style-name="P15"/>
      <text:p text:style-name="P4">Protocol:</text:p>
      <text:list xml:id="list8565232273522739543" text:style-name="L1">
        <text:list-item>
          <text:p text:style-name="P28">A Protocol is a conversion or standard rules that enables and controls the connection.</text:p>
        </text:list-item>
        <text:list-item>
          <text:p text:style-name="P28">In the context of data communication, a network protocol is a formal set of rules, conversion and data structures that governs how computers and other network devices exchange information over a networks.</text:p>
        </text:list-item>
      </text:list>
      <text:p text:style-name="P4">OSI: 7 Layers ( Open system interconnection model)</text:p>
      <text:p text:style-name="P15"><text:span text:style-name="T27"><text:tab/>OSI Is conceptual model that characterizes and standardizes the communication functions of a telecommunication without regard to their underlying technology. </text:span><text:span text:style-name="T28">It is not a protocol. The model consists of 7 layers. A layer serves above layer and served by below layer. All layer will describe the packet flow format by adding each layers header and forwards to next layer.</text:span></text:p>
      <text:p text:style-name="P15"/>
      <text:p text:style-name="P18">TCP/IP :</text:p>
      <text:p text:style-name="P16"><text:span text:style-name="T28"><text:tab/></text:span><text:span text:style-name="T13">TCP/IP is based on a four-layer reference mode</text:span><text:span text:style-name="T28">l. </text:span><text:span text:style-name="T29">E</text:span><text:span text:style-name="T13">ach layer of the TCP/IP model corresponds to one or more layers of the seven-layer Open Systems Interconnection (OSI) reference model proposed by the International Standards Organization (ISO).</text:span></text:p>
      <text:p text:style-name="P30">Top 3 layers of OSI combines to form one single layer. And least two layers will combine to form single layer.</text:p>
      <text:p text:style-name="P16"/>
      <text:p text:style-name="P6"><text:span text:style-name="T39">LAN: </text:span><text:span text:style-name="T40">Local area networks</text:span></text:p>
      <text:p text:style-name="P10"><text:tab/><text:span text:style-name="T39">LANs are networks that are usually owned privately by individuals or organizations to interconnect multiple hosts within a moderately-sized geographical area such as a single building or a campus.</text:span></text:p>
      <text:p text:style-name="P10"/>
      <text:p text:style-name="P19">WAN: Wide area networks</text:p>
      <text:p text:style-name="P5"><text:span text:style-name="T39"><text:tab/></text:span><text:span text:style-name="T41">This class of networks interconnects hosts that are widely separated geographically, traversing several towns, cities or countries. Technically WANs connects two or more LANs.</text:span></text:p>
      <text:p text:style-name="P5"/>
      <text:p text:style-name="P19">NIC : Network interface controller</text:p>
      <text:p text:style-name="P33"><text:span text:style-name="T25"><text:tab/></text:span><text:span text:style-name="T29">Usually network interface card or physical network interface is </text:span><text:span text:style-name="T13"><text:s/>a </text:span><text:span text:style-name="T14">computer </text:span><text:span text:style-name="T18">hardware</text:span><text:span text:style-name="T14"> </text:span><text:span text:style-name="T13">component that connects a </text:span><text:span text:style-name="T14">computer</text:span><text:span text:style-name="T13"> to a </text:span><text:span text:style-name="T14">computer network.</text:span></text:p>
      <text:p text:style-name="P5"/>
      <text:p text:style-name="P7">Unicast:</text:p>
      <text:p text:style-name="P7"><text:tab/><text:span text:style-name="T1">Unicast transmission is sending a message to a single host identified by unique address.</text:span></text:p>
      <text:p text:style-name="P7"/>
      <text:p text:style-name="P7">Multicast:</text:p>
      <text:p text:style-name="P7"><text:tab/><text:span text:style-name="T1">Multicast transmission is sending a message to interested destination.</text:span></text:p>
      <text:p text:style-name="P7"><text:span text:style-name="T1"/></text:p>
      <text:p text:style-name="P7"><text:soft-page-break/>Broadcast:</text:p>
      <text:p text:style-name="P7"><text:tab/><text:span text:style-name="T1">Broadcast transmission is sending a message to all possible destinations.</text:span></text:p>
      <text:p text:style-name="P7"/>
      <text:p text:style-name="P12">Connecting devices:</text:p>
      <text:p text:style-name="P13"><text:tab/></text:p>
      <text:p text:style-name="P14">Repeater:</text:p>
      <text:p text:style-name="P14"><text:tab/><text:span text:style-name="T1">The signals in the networks get attenuated due to the distance between two hosts or due to limitations of the transmission media. Therefore, there is a need to increase the strength of these signals periodically. A repeater is a simple analog electronic device that amplifies the electrical signals received at its </text:span><text:span text:style-name="T2">input pot and then transmits the signals onto the network via its output port.</text:span></text:p>
      <text:p text:style-name="P7"/>
      <text:p text:style-name="P8">Hub:</text:p>
      <text:p text:style-name="P8"><text:tab/><text:span text:style-name="T1">A hub is used to connect multiple hosts of the same network to form a LAN. It transmits data from one host to another host. Commonly used Ethernet hub simulatess a shared bus and, hence , is a broadcasting device. It accepts data from a host and forwards it to all the ports after amplification . So, an Ethernet hub can also be described as multi-port repeater.</text:span></text:p>
      <text:p text:style-name="P8"/>
      <text:p text:style-name="P31">Bridge: </text:p>
      <text:p text:style-name="P34"><text:tab/><text:span text:style-name="T13">A </text:span><text:span text:style-name="T15">bridge</text:span><text:span text:style-name="T13"> is a device that separates two or mor</text:span><text:span text:style-name="T15">e networks</text:span><text:span text:style-name="T13"> segments within one logical </text:span><text:span text:style-name="T15">network</text:span><text:span text:style-name="T13">. A </text:span><text:span text:style-name="T15">bridge</text:span><text:span text:style-name="T13"> is usually placed between two separate groups of computers that talk with each other, but not that much with the computers in the other group.</text:span></text:p>
      <text:p text:style-name="P7"/>
      <text:p text:style-name="P9">Switch :</text:p>
      <text:p text:style-name="P9"><text:tab/><text:span text:style-name="T1">Switch is an electronic link layer device used to interconnect hosts in a LAN similar to a hub. Unlike hub forwarding to all ports it forwards an incoming frame only to a particular port on which the destination host is located. Accordingly switch reduces the network traffic and hence enhances the network performance. </text:span></text:p>
      <text:p text:style-name="P9"/>
      <text:p text:style-name="P9">Router :</text:p>
      <text:p text:style-name="P11"><text:tab/>A router is a device that connects different types of physical networks. It is responsible for packet delivery to the networks, it consist<text:span text:style-name="T42">s</text:span> routing information in it, to forward the particular packet in the network might be static or dynamic.</text:p>
      <text:p text:style-name="P11"/>
      <text:p text:style-name="P11">It uses hop-by-hop routing protocols. Determines the next hop in the route for a packet towards destination with help of routing table. </text:p>
      <text:p text:style-name="P11"/>
      <text:p text:style-name="P9">Gateway:</text:p>
      <text:p text:style-name="P9"><text:tab/><text:span text:style-name="T3">Gateway is used for an application gateway, which <text:s/>is a process that connects two different protocol suites for one particular application.</text:span></text:p>
      <text:p text:style-name="P11"/>
      <text:p text:style-name="P9">Forwarding :</text:p>
      <text:p text:style-name="P34"><text:span text:style-name="T36"><text:tab/></text:span><text:span text:style-name="T37">Sending a packet that it receives from one network or </text:span><text:span text:style-name="T38">devices</text:span><text:span text:style-name="T37"> to another device or networ</text:span><text:span text:style-name="T33">k. </text:span><text:span text:style-name="T13">The simplest forwarding mode</text:span><text:span text:style-name="T15">l-- Unicasting.</text:span></text:p>
      <text:p text:style-name="P34"/>
      <text:p text:style-name="P35"><text:span text:style-name="T22">R</text:span><text:span text:style-name="T21">outing:</text:span></text:p>
      <text:p text:style-name="P35"><text:span text:style-name="T30"><text:tab/></text:span><text:span text:style-name="T20">Routing</text:span><text:span text:style-name="T13"> is the process of selecting best paths in a network. In the past, the term routing also meant forwarding network traffic among networks.</text:span></text:p>
      <text:p text:style-name="P35"><text:soft-page-break/></text:p>
      <text:p text:style-name="P20">TCP:</text:p>
      <text:p text:style-name="P36"><text:span text:style-name="T23"><text:tab/></text:span><text:span text:style-name="T32">Tr</text:span><text:span text:style-name="T31">ansmission control protocol is the core protocol of the </text:span><text:span text:style-name="T34">Internet</text:span><text:span text:style-name="T31"> protocol suite (TCP/IP).</text:span><text:span text:style-name="T10">T</text:span><text:span text:style-name="T13">CP provides </text:span><text:span text:style-name="T16">reliable</text:span><text:span text:style-name="T13">, ordered, and </text:span><text:span text:style-name="T18">error-checked</text:span><text:span text:style-name="T16"> </text:span><text:span text:style-name="T13">delivery of a stream of </text:span><text:span text:style-name="T16">octets</text:span><text:span text:style-name="T13"> between applications running on hosts communicating over an IP network. Major Internet applications such as the </text:span><text:span text:style-name="T16">WWW</text:span><text:span text:style-name="T13">, </text:span><text:span text:style-name="T16">email</text:span><text:span text:style-name="T13">, </text:span><text:span text:style-name="T16">remote administration </text:span><text:span text:style-name="T13">and </text:span><text:span text:style-name="T16">file transfer </text:span><text:span text:style-name="T13">rely on TCP. </text:span></text:p>
      <text:p text:style-name="P36"/>
      <text:p text:style-name="P21">UDP:</text:p>
      <text:p text:style-name="P37"><text:span text:style-name="T24"><text:tab/> </text:span><text:span text:style-name="T32">User datagram </text:span><text:span text:style-name="T31">protocol is the core protocol of the </text:span><text:span text:style-name="T34">Internet</text:span><text:span text:style-name="T31"> protocol suite (TCP/IP).</text:span><text:span text:style-name="T13">UDP uses a simple </text:span><text:span text:style-name="T17">connectionless</text:span><text:span text:style-name="T13"> transmission model with a minimum of protocol mechanism. It has no </text:span><text:span text:style-name="T17">handshaking </text:span><text:span text:style-name="T13">dialogues, and thus exposes the user's program to any </text:span><text:span text:style-name="T17">unreliability </text:span><text:span text:style-name="T13">of the underlying network protocol. There is no guarantee of delivery, ordering, or duplicate protection. UDP provides </text:span><text:span text:style-name="T17">checksums </text:span><text:span text:style-name="T13">for data integrity, and </text:span><text:span text:style-name="T17">port numbers </text:span><text:span text:style-name="T13">for addressing different functions at the source and destination of the datagram.</text:span></text:p>
      <text:p text:style-name="P37"/>
      <text:p text:style-name="P22">Connectionless:</text:p>
      <text:p text:style-name="P22"><text:tab/><text:span text:style-name="T4">Connectionless communication between two network endpoints, The device at one end of the communication transmits data to other device without first ensuring that the recipient is available and ready to receive the data. Internet Protocol(IP) and user <text:s/>Datagram Protocol(UDP) are connectionless protocols. Packet transmitted in this network frequently called a datagram.</text:span></text:p>
      <text:p text:style-name="P22"/>
      <text:p text:style-name="P23">Connection-oriented communication:</text:p>
      <text:p text:style-name="P23"><text:tab/><text:span text:style-name="T1">In this type of communication, a communication session or connection is established before any useful data can be transferred, and a stream of data is delivered in the same order as it was sent. TCP protocol uses connection oriented communication.</text:span></text:p>
      <text:p text:style-name="P23"/>
      <text:p text:style-name="P23">3 Way Handshake:</text:p>
      <text:p text:style-name="P23"><text:tab/><text:span text:style-name="T1">A three-way-handshake is a method used in a TCP/IP network to create a connection between a local host/client and server. </text:span><text:span text:style-name="T5">It is a three-step-method that requires both the client and server to exchange SYN and ACK packets before actual data communication begins. </text:span></text:p>
      <text:p text:style-name="P23"><text:span text:style-name="T5"><text:tab/></text:span></text:p>
      <text:p text:style-name="P24"><text:span text:style-name="T1">A three-way-handshake is also know as a TCP handshake.</text:span></text:p>
      <text:p text:style-name="P24"/>
      <text:p text:style-name="P24">4 Way Handshake:</text:p>
      <text:p text:style-name="P29"><text:tab/>A four-way handshake is a type of network authentication protocol. That involves standards set up for the construction and use of wireless local area networks (WLANs). The four-way handshake provides a secure authentication strategy for data delivered through network architectures.</text:p>
      <text:p text:style-name="P29"/>
      <text:p text:style-name="P24">IP Address:</text:p>
      <text:p text:style-name="P29"><text:tab/>An Internet Protocol address is a numerical label<text:span text:style-name="T43">(numerical address)</text:span> <text:span text:style-name="T43">assigned to each device that present in computer network that uses the Internet Protocol for communication.</text:span></text:p>
      <text:p text:style-name="P29"/>
      <text:p text:style-name="P25">ICMP: </text:p>
      <text:p text:style-name="P25"><text:tab/><text:span text:style-name="T1">Internet Control Message Protocol is one of the main protocols of the Internet protocol suite. It is used by network devices, like routers, to send error messages indicating, for example, that a requested service is not available or that a host or router could not be reached.</text:span></text:p>
      <text:p text:style-name="P25"/>
      <text:p text:style-name="P25">ARP:</text:p>
      <text:p text:style-name="P25"><text:soft-page-break/><text:tab/><text:span text:style-name="T1">The address resolution protocol (</text:span><text:span text:style-name="T9">ARP</text:span><text:span text:style-name="T1">) is a protocol used by the Internet Protocol(IP), specifically IPV4, to map IP network addresses to the hardware addresses used by a data link protocol. The protocol operates below the network layer as a part of the interface between the OSI network. </text:span></text:p>
      <text:p text:style-name="P25"/>
      <text:p text:style-name="P25">ARP Request:</text:p>
      <text:p text:style-name="P25"><text:tab/><text:span text:style-name="T1">To get the MAC (Physical address ) of particular </text:span><text:span text:style-name="T8">host</text:span><text:span text:style-name="T1">, <text:s/></text:span><text:span text:style-name="T7">Network layer</text:span><text:span text:style-name="T1"> </text:span><text:span text:style-name="T7">sends </text:span><text:span text:style-name="T1">request </text:span><text:span text:style-name="T6">to the all hosts in the network. This request is called ARP request, this request is a broadcasting message.</text:span></text:p>
      <text:p text:style-name="P25"/>
      <text:p text:style-name="P26">ARP Reply:</text:p>
      <text:p text:style-name="P26"><text:tab/><text:span text:style-name="T7">ARP </text:span><text:span text:style-name="T8">reply is <text:s/>reply with it's </text:span><text:span text:style-name="T7">MAC address to the requested devices which send</text:span><text:span text:style-name="T8">s</text:span><text:span text:style-name="T7"> a ARP request. </text:span><text:span text:style-name="T1">And this reply is a unicast. </text:span><text:span text:style-name="T7">ARP request and reply are done in </text:span><text:span text:style-name="T8">Network and link layer.</text:span></text:p>
      <text:p text:style-name="P26"/>
      <text:p text:style-name="P27">Port Numbers:</text:p>
      <text:p text:style-name="P38"><text:span text:style-name="T26"><text:tab/></text:span><text:span text:style-name="T35">In computer networking a port is an endpoint of communication in an operating system. I</text:span><text:span text:style-name="T13">n software it is a logical construct that identifies a specific </text:span><text:span text:style-name="T47">processes.</text:span><text:span text:style-name="T46"> </text:span><text:span text:style-name="T13">Specific port numbers are often used to identify specific services.</text:span></text:p>
      <text:p text:style-name="P38"/>
      <text:p text:style-name="P40"><text:span text:style-name="T13">NAT :</text:span></text:p>
      <text:p text:style-name="P40"><text:span text:style-name="T13"><text:tab/></text:span><text:span text:style-name="T48">Network Address Translation (NAT) is a way to map an entire network to a single IP address. NAT is </text:span><text:span text:style-name="T49">necessary</text:span><text:span text:style-name="T48"> when the number of IP addresses assigned to you by your Internet Service Provider is less than the total number of computers that you wish to provide </text:span><text:span text:style-name="T49">Internet</text:span><text:span text:style-name="T48"> access for.</text:span></text:p>
      <text:p text:style-name="P40"/>
      <text:p text:style-name="P40"><text:span text:style-name="T13">PAT:</text:span></text:p>
      <text:p text:style-name="P38"><text:span text:style-name="T26"><text:tab/></text:span><text:span text:style-name="T13">PAT (Port Address Translation) resolves conflicts that would arise through two different hosts using the same source port number to establish unique connections at the same time.</text:span></text:p>
      <text:p text:style-name="P38"/>
      <text:p text:style-name="P41"><text:span text:style-name="T13">Network ID &amp; Host ID:</text:span></text:p>
      <text:p text:style-name="P41"><text:span text:style-name="T13"><text:tab/></text:span><text:span text:style-name="T48">An IP Address which consists of 32 Bits, which means it's 4 bytes, it is </text:span><text:span text:style-name="T49">divided</text:span><text:span text:style-name="T48"> into 2 pieces. Network ID and Host ID.</text:span></text:p>
      <text:p text:style-name="P41"><text:span text:style-name="T48">Network ID tells us which network a particular computer belongs to and the Host ID identifies that computer from all the rest that reside in the same network.</text:span></text:p>
      <text:p text:style-name="P41"/>
      <text:p text:style-name="P42"><text:span text:style-name="T13">DNS:</text:span></text:p>
      <text:p text:style-name="P39"><text:span text:style-name="T51"><text:tab/></text:span><text:span text:style-name="T13">The domain name system (</text:span><text:span text:style-name="T20">DNS</text:span><text:span text:style-name="T13">) is the way that Internet domain names are located and translated into Internet Protocol addresses. A domain name is a meaningful and easy-to-remember "handle" for an Internet address</text:span></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entury gothic" svg:font-family="'Century gothic'"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6T17:50:58.949566214</meta:creation-date>
    <dc:date>2016-05-27T10:15:47.785208650</dc:date>
    <meta:editing-duration>PT36M58S</meta:editing-duration>
    <meta:editing-cycles>4</meta:editing-cycles>
    <meta:generator>LibreOffice/4.2.8.2$Linux_x86 LibreOffice_project/420m0$Build-2</meta:generator>
    <meta:document-statistic meta:table-count="0" meta:image-count="0" meta:object-count="0" meta:page-count="4" meta:paragraph-count="79" meta:word-count="1459" meta:character-count="9171" meta:non-whitespace-character-count="7741"/>
  </office:meta>
</office:document-meta>
</file>